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YAHOO</text:p>
          </table:table-cell>
          <table:table-cell table:style-name="ce17" table:formula="of:=VLOOKUP([.B3];['Meta Data'.A5:.B6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47.27" calcext:value-type="float">
            <text:p>147.27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8.33" calcext:value-type="float">
            <text:p>28.33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85.93" calcext:value-type="float">
            <text:p>85.93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02.38" calcext:value-type="float">
            <text:p>102.38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319.5" calcext:value-type="float">
            <text:p>1319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64.15" calcext:value-type="float">
            <text:p>364.15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28.9425" calcext:value-type="float">
            <text:p>28.942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89.18" calcext:value-type="float">
            <text:p>89.1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47.9" calcext:value-type="float">
            <text:p>147.9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8.32" calcext:value-type="float">
            <text:p>28.32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86.11" calcext:value-type="float">
            <text:p>86.11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02.78" calcext:value-type="float">
            <text:p>102.7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325" calcext:value-type="float">
            <text:p>132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29.015" calcext:value-type="float">
            <text:p>29.01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89.55" calcext:value-type="float">
            <text:p>89.5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0.5099945" calcext:value-type="float">
            <text:p>0.5099945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11000061" calcext:value-type="float">
            <text:p>0.11000061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0.30000305" calcext:value-type="float">
            <text:p>0.30000305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3600006" calcext:value-type="float">
            <text:p>0.3600006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42.5" calcext:value-type="float">
            <text:p>42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2.79" calcext:value-type="float">
            <text:p>2.79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75099945" calcext:value-type="float">
            <text:p>0.075099945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30000305" calcext:value-type="float">
            <text:p>0.3000030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2-12-08" calcext:value-type="string">
            <text:p>2022-12-08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2-12-08" calcext:value-type="string">
            <text:p>2022-12-08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2-12-09" calcext:value-type="string">
            <text:p>2022-12-0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6:00:04" calcext:value-type="string">
            <text:p>16:00:04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3:22:53" calcext:value-type="string">
            <text:p>13:22:53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4:23:12" calcext:value-type="string">
            <text:p>14:23:12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1" calcext:value-type="string">
            <text:p>15:15:01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6:27" calcext:value-type="string">
            <text:p>08:06:27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3:21:18" calcext:value-type="string">
            <text:p>13:21:18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3:12:15" calcext:value-type="string">
            <text:p>13:12: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0.34629896" calcext:value-type="float">
            <text:p>0.34629896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0.38828314" calcext:value-type="float">
            <text:p>0.38828314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0.34912494" calcext:value-type="float">
            <text:p>0.34912494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35163178" calcext:value-type="float">
            <text:p>0.35163178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3.220917" calcext:value-type="float">
            <text:p>3.220917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0.76616784" calcext:value-type="float">
            <text:p>0.76616784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2594798" calcext:value-type="float">
            <text:p>0.2594798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33640172" calcext:value-type="float">
            <text:p>0.3364017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47.365" calcext:value-type="float">
            <text:p>147.365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8.065" calcext:value-type="float">
            <text:p>28.065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85.68" calcext:value-type="float">
            <text:p>85.68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01.82" calcext:value-type="float">
            <text:p>101.8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322.5" calcext:value-type="float">
            <text:p>1322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28.9404" calcext:value-type="float">
            <text:p>28.9404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89.15" calcext:value-type="float">
            <text:p>89.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49.153" calcext:value-type="float">
            <text:p>149.153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8.6" calcext:value-type="float">
            <text:p>28.6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86.56" calcext:value-type="float">
            <text:p>86.56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03.12" calcext:value-type="float">
            <text:p>103.1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365" calcext:value-type="float">
            <text:p>136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29.1116" calcext:value-type="float">
            <text:p>29.1116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89.55" calcext:value-type="float">
            <text:p>89.5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7.78" calcext:value-type="float">
            <text:p>147.78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8.44" calcext:value-type="float">
            <text:p>28.44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86.23" calcext:value-type="float">
            <text:p>86.23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02.74" calcext:value-type="float">
            <text:p>102.74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362" calcext:value-type="float">
            <text:p>1362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66.94" calcext:value-type="float">
            <text:p>366.94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9.0176" calcext:value-type="float">
            <text:p>29.0176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89.48" calcext:value-type="float">
            <text:p>89.4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7.78" calcext:value-type="float">
            <text:p>147.78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86.21" calcext:value-type="float">
            <text:p>86.21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02.72" calcext:value-type="float">
            <text:p>102.72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361.5" calcext:value-type="float">
            <text:p>1361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28.99" calcext:value-type="float">
            <text:p>28.99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89.68" calcext:value-type="float">
            <text:p>89.6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0.46" calcext:value-type="float">
            <text:p>150.46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6.28" calcext:value-type="float">
            <text:p>56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1.6" calcext:value-type="float">
            <text:p>141.6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5.4" calcext:value-type="float">
            <text:p>125.4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560" calcext:value-type="float">
            <text:p>1560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442.63" calcext:value-type="float">
            <text:p>442.63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2.9" calcext:value-type="float">
            <text:p>32.9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01.84" calcext:value-type="float">
            <text:p>101.8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48.33" calcext:value-type="float">
            <text:p>148.33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8.71" calcext:value-type="float">
            <text:p>28.71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86.24" calcext:value-type="float">
            <text:p>86.24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02.74" calcext:value-type="float">
            <text:p>102.74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364" calcext:value-type="float">
            <text:p>1364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29.025" calcext:value-type="float">
            <text:p>29.02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89.84" calcext:value-type="float">
            <text:p>89.8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5.55" calcext:value-type="float">
            <text:p>115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59" calcext:value-type="float">
            <text:p>24.59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4.95" calcext:value-type="float">
            <text:p>84.95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79.58" calcext:value-type="float">
            <text:p>79.58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25.5" calcext:value-type="float">
            <text:p>1225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330.2" calcext:value-type="float">
            <text:p>330.2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01608" calcext:value-type="float">
            <text:p>25.01608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77.57" calcext:value-type="float">
            <text:p>77.5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32458168320" calcext:value-type="float">
            <text:p>13245816832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17371887616" calcext:value-type="float">
            <text:p>117371887616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24242186240" calcext:value-type="float">
            <text:p>2424218624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20164704256" calcext:value-type="float">
            <text:p>120164704256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2876503228416" calcext:value-type="float">
            <text:p>2876503228416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2585147" calcext:value-type="float">
            <text:p>2585147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28486091" calcext:value-type="float">
            <text:p>28486091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21116541" calcext:value-type="float">
            <text:p>21116541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437034" calcext:value-type="float">
            <text:p>437034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7935400" calcext:value-type="float">
            <text:p>79354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12066" calcext:value-type="float">
            <text:p>12066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73" calcext:value-type="float">
            <text:p>7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692482" calcext:value-type="float">
            <text:p>4692482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41599904" calcext:value-type="float">
            <text:p>41599904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17104206" calcext:value-type="float">
            <text:p>117104206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063388" calcext:value-type="float">
            <text:p>2063388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790354" calcext:value-type="float">
            <text:p>4790354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41591" calcext:value-type="float">
            <text:p>41591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208" calcext:value-type="float">
            <text:p>220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889008" calcext:value-type="float">
            <text:p>0.889008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742456" calcext:value-type="float">
            <text:p>0.742456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52291" calcext:value-type="float">
            <text:p>0.552291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57305" calcext:value-type="float">
            <text:p>0.957305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77908" calcext:value-type="float">
            <text:p>0.777908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089" calcext:value-type="float">
            <text:p>6.08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3.23" calcext:value-type="float">
            <text:p>3.23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6" calcext:value-type="float">
            <text:p>0.06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72" calcext:value-type="float">
            <text:p>2.7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81.9" calcext:value-type="float">
            <text:p>81.9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4.269995" calcext:value-type="float">
            <text:p>24.269995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8.804954" calcext:value-type="float">
            <text:p>8.804954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4.371668" calcext:value-type="float">
            <text:p>14.371668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37.772057" calcext:value-type="float">
            <text:p>37.772057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6.630035" calcext:value-type="float">
            <text:p>16.630035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4.2658515" calcext:value-type="float">
            <text:p>4.2658515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" calcext:value-type="float">
            <text:p>6.60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46" calcext:value-type="float">
            <text:p>1.46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95" calcext:value-type="float">
            <text:p>1.9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0" calcext:value-type="float">
            <text:p>4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float" office:value="0" calcext:value-type="float">
            <text:p>0.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4699997" calcext:value-type="float">
            <text:p>0.0447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513" calcext:value-type="float">
            <text:p>0.0513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66" calcext:value-type="float">
            <text:p>0.0866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89" calcext:value-type="float">
            <text:p>0.0189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30299999" calcext:value-type="float">
            <text:p>0.0303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float" office:value="0.035" calcext:value-type="float">
            <text:p>0.0350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float" office:value="0.0272" calcext:value-type="float">
            <text:p>0.0272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2-11-09" calcext:value-type="string">
            <text:p>2022-11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2-11-04" calcext:value-type="string">
            <text:p>2022-11-04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2-11-24" calcext:value-type="string">
            <text:p>2022-11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2-05-19" calcext:value-type="string">
            <text:p>2022-05-19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2-09-29" calcext:value-type="string">
            <text:p>2022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4.3576" calcext:value-type="float">
            <text:p>4.3576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4466" calcext:value-type="float">
            <text:p>0.4466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2363" calcext:value-type="float">
            <text:p>1.2363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71690005" calcext:value-type="float">
            <text:p>0.71690005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884" calcext:value-type="float">
            <text:p>0.4884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float" office:value="4127000064" calcext:value-type="float">
            <text:p>4127000064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7410100224" calcext:value-type="float">
            <text:p>27410100224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169600000" calcext:value-type="float">
            <text:p>11696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111970048" calcext:value-type="float">
            <text:p>2111970048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float" office:value="903014288" calcext:value-type="float">
            <text:p>903014288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float" office:value="4123038080" calcext:value-type="float">
            <text:p>4123038080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float" office:value="24836576450" calcext:value-type="float">
            <text:p>24836576450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float" office:value="1017549920" calcext:value-type="float">
            <text:p>1017549920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float" office:value="2038369526" calcext:value-type="float">
            <text:p>2038369526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C060.DE" calcext:value-type="string">
            <text:p>C060.DE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NYQ" calcext:value-type="string">
            <text:p>NYQ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NMS" calcext:value-type="string">
            <text:p>NMS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X" calcext:value-type="string">
            <text:p>JPX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NAS" calcext:value-type="string">
            <text:p>NAS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GER" calcext:value-type="string">
            <text:p>GE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Vanguard 500 Index Fd Admiral Shs" calcext:value-type="string">
            <text:p>Vanguard 500 Index Fd Admiral Shs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Lyxor STOXX Europe 600 UCITS ETF" calcext:value-type="string">
            <text:p>Lyxor STOXX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Europe/Berlin" calcext:value-type="string">
            <text:p>Europe/Berlin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.TA" calcext:value-type="string">
            <text:p>DELT.TA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float" office:value="0.86253" calcext:value-type="float">
            <text:p>0.86253</text:p>
          </table:table-cell>
          <table:table-cell table:style-name="ce5"/>
          <table:table-cell table:style-name="ce19" table:formula="of:=IF([.G$45]=0;&quot;&quot;;COM.FINANCIALS.GETINFO.PYTHON.FINANCIALSIMPL.GETREALTIME([.G$45];[.$C4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48];[.$B$3]))" office:value-type="float" office:value="14264.56" calcext:value-type="float">
            <text:p>14264.56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float" office:value="3933.92" calcext:value-type="float">
            <text:p>3933.9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float" office:value="0.86253" calcext:value-type="float">
            <text:p>0.86253</text:p>
          </table:table-cell>
          <table:table-cell table:style-name="ce5"/>
          <table:table-cell table:style-name="ce19" table:formula="of:=IF([.G$45]=0;&quot;&quot;;COM.FINANCIALS.GETINFO.PYTHON.FINANCIALSIMPL.GETREALTIME([.G$45];[.$C4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49];[.$B$3]))" office:value-type="float" office:value="14325.8" calcext:value-type="float">
            <text:p>14325.8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float" office:value="3947.79" calcext:value-type="float">
            <text:p>3947.7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float" office:value="-0.0029799938" calcext:value-type="float">
            <text:p>-0.0029799938</text:p>
          </table:table-cell>
          <table:table-cell table:style-name="ce5"/>
          <table:table-cell table:style-name="ce19" table:formula="of:=IF([.G$45]=0;&quot;&quot;;COM.FINANCIALS.GETINFO.PYTHON.FINANCIALSIMPL.GETREALTIME([.G$45];[.$C50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50];[.$B$3]))" office:value-type="float" office:value="94.7207" calcext:value-type="float">
            <text:p>94.7207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float" office:value="29.590088" calcext:value-type="float">
            <text:p>29.59008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G$45]=0;&quot;&quot;;COM.FINANCIALS.GETINFO.PYTHON.FINANCIALSIMPL.GETREALTIME([.G$45];[.$C51];[.$B$3]))" office:value-type="string" office:string-value="2022-12-08" calcext:value-type="string">
            <text:p>2022-12-08</text:p>
          </table:table-cell>
          <table:table-cell table:style-name="ce5"/>
          <table:table-cell table:style-name="ce19" table:formula="of:=IF([.I$45]=0;&quot;&quot;;COM.FINANCIALS.GETINFO.PYTHON.FINANCIALSIMPL.GETREALTIME([.I$45];[.$C51];[.$B$3]))" office:value-type="string" office:string-value="2022-12-09" calcext:value-type="string">
            <text:p>2022-12-09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2022-12-08" calcext:value-type="string">
            <text:p>2022-12-0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13:38:08" calcext:value-type="string">
            <text:p>13:38:08</text:p>
          </table:table-cell>
          <table:table-cell table:style-name="ce5"/>
          <table:table-cell table:style-name="ce19" table:formula="of:=IF([.G$45]=0;&quot;&quot;;COM.FINANCIALS.GETINFO.PYTHON.FINANCIALSIMPL.GETREALTIME([.G$45];[.$C52];[.$B$3]))" office:value-type="string" office:string-value="16:00:04" calcext:value-type="string">
            <text:p>16:00:04</text:p>
          </table:table-cell>
          <table:table-cell table:style-name="ce5"/>
          <table:table-cell table:style-name="ce19" table:formula="of:=IF([.I$45]=0;&quot;&quot;;COM.FINANCIALS.GETINFO.PYTHON.FINANCIALSIMPL.GETREALTIME([.I$45];[.$C52];[.$B$3]))" office:value-type="string" office:string-value="14:23:13" calcext:value-type="string">
            <text:p>14:23:13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17:07:47" calcext:value-type="string">
            <text:p>17:07:4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float" office:value="-0.3454945" calcext:value-type="float">
            <text:p>-0.3454945</text:p>
          </table:table-cell>
          <table:table-cell table:style-name="ce5"/>
          <table:table-cell table:style-name="ce19" table:formula="of:=IF([.G$45]=0;&quot;&quot;;COM.FINANCIALS.GETINFO.PYTHON.FINANCIALSIMPL.GETREALTIME([.G$45];[.$C53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53];[.$B$3]))" office:value-type="float" office:value="0.66402825" calcext:value-type="float">
            <text:p>0.66402825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float" office:value="0.7521782" calcext:value-type="float">
            <text:p>0.752178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float" office:value="0.8588" calcext:value-type="float">
            <text:p>0.8588</text:p>
          </table:table-cell>
          <table:table-cell table:style-name="ce5"/>
          <table:table-cell table:style-name="ce19" table:formula="of:=IF([.G$45]=0;&quot;&quot;;COM.FINANCIALS.GETINFO.PYTHON.FINANCIALSIMPL.GETREALTIME([.G$45];[.$C54];[.$B$3]))" office:value-type="float" office:value="10" calcext:value-type="float">
            <text:p>10</text:p>
          </table:table-cell>
          <table:table-cell table:style-name="ce5"/>
          <table:table-cell table:style-name="ce19" table:formula="of:=IF([.I$45]=0;&quot;&quot;;COM.FINANCIALS.GETINFO.PYTHON.FINANCIALSIMPL.GETREALTIME([.I$45];[.$C54];[.$B$3]))" office:value-type="float" office:value="14266.66" calcext:value-type="float">
            <text:p>14266.66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float" office:value="3935.83" calcext:value-type="float">
            <text:p>3935.83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float" office:value="0.86374" calcext:value-type="float">
            <text:p>0.86374</text:p>
          </table:table-cell>
          <table:table-cell table:style-name="ce5"/>
          <table:table-cell table:style-name="ce19" table:formula="of:=IF([.G$45]=0;&quot;&quot;;COM.FINANCIALS.GETINFO.PYTHON.FINANCIALSIMPL.GETREALTIME([.G$45];[.$C55];[.$B$3]))" office:value-type="float" office:value="10.04" calcext:value-type="float">
            <text:p>10.04</text:p>
          </table:table-cell>
          <table:table-cell table:style-name="ce5"/>
          <table:table-cell table:style-name="ce19" table:formula="of:=IF([.I$45]=0;&quot;&quot;;COM.FINANCIALS.GETINFO.PYTHON.FINANCIALSIMPL.GETREALTIME([.I$45];[.$C55];[.$B$3]))" office:value-type="float" office:value="14385.57" calcext:value-type="float">
            <text:p>14385.57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float" office:value="3974.19" calcext:value-type="float">
            <text:p>3974.1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float" office:value="0.85955" calcext:value-type="float">
            <text:p>0.85955</text:p>
          </table:table-cell>
          <table:table-cell table:style-name="ce5"/>
          <table:table-cell table:style-name="ce19" table:formula="of:=IF([.G$45]=0;&quot;&quot;;COM.FINANCIALS.GETINFO.PYTHON.FINANCIALSIMPL.GETREALTIME([.G$45];[.$C56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56];[.$B$3]))" office:value-type="float" office:value="14359.28" calcext:value-type="float">
            <text:p>14359.28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float" office:value="3963.51" calcext:value-type="float">
            <text:p>3963.51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float" office:value="0.85933" calcext:value-type="float">
            <text:p>0.85933</text:p>
          </table:table-cell>
          <table:table-cell table:style-name="ce5"/>
          <table:table-cell table:style-name="ce19" table:formula="of:=IF([.G$45]=0;&quot;&quot;;COM.FINANCIALS.GETINFO.PYTHON.FINANCIALSIMPL.GETREALTIME([.G$45];[.$C57];[.$B$3]))" office:value-type="float" office:value="10" calcext:value-type="float">
            <text:p>10</text:p>
          </table:table-cell>
          <table:table-cell table:style-name="ce5"/>
          <table:table-cell table:style-name="ce19" table:formula="of:=IF([.I$45]=0;&quot;&quot;;COM.FINANCIALS.GETINFO.PYTHON.FINANCIALSIMPL.GETREALTIME([.I$45];[.$C57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float" office:value="3910.6" calcext:value-type="float">
            <text:p>3910.6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float" office:value="0.92358" calcext:value-type="float">
            <text:p>0.92358</text:p>
          </table:table-cell>
          <table:table-cell table:style-name="ce5"/>
          <table:table-cell table:style-name="ce19" table:formula="of:=IF([.G$45]=0;&quot;&quot;;COM.FINANCIALS.GETINFO.PYTHON.FINANCIALSIMPL.GETREALTIME([.G$45];[.$C58];[.$B$3]))" office:value-type="float" office:value="10.04" calcext:value-type="float">
            <text:p>10.04</text:p>
          </table:table-cell>
          <table:table-cell table:style-name="ce5"/>
          <table:table-cell table:style-name="ce19" table:formula="of:=IF([.I$45]=0;&quot;&quot;;COM.FINANCIALS.GETINFO.PYTHON.FINANCIALSIMPL.GETREALTIME([.I$45];[.$C58];[.$B$3]))" office:value-type="float" office:value="16285.35" calcext:value-type="float">
            <text:p>16285.35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float" office:value="4818.62" calcext:value-type="float">
            <text:p>4818.6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float" office:value="0.8594" calcext:value-type="float">
            <text:p>0.8594</text:p>
          </table:table-cell>
          <table:table-cell table:style-name="ce5"/>
          <table:table-cell table:style-name="ce19" table:formula="of:=IF([.G$45]=0;&quot;&quot;;COM.FINANCIALS.GETINFO.PYTHON.FINANCIALSIMPL.GETREALTIME([.G$45];[.$C5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float" office:value="4009.4" calcext:value-type="float">
            <text:p>4009.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float" office:value="0.82036" calcext:value-type="float">
            <text:p>0.82036</text:p>
          </table:table-cell>
          <table:table-cell table:style-name="ce5"/>
          <table:table-cell table:style-name="ce19" table:formula="of:=IF([.G$45]=0;&quot;&quot;;COM.FINANCIALS.GETINFO.PYTHON.FINANCIALSIMPL.GETREALTIME([.G$45];[.$C60];[.$B$3]))" office:value-type="float" office:value="10" calcext:value-type="float">
            <text:p>10</text:p>
          </table:table-cell>
          <table:table-cell table:style-name="ce5"/>
          <table:table-cell table:style-name="ce19" table:formula="of:=IF([.I$45]=0;&quot;&quot;;COM.FINANCIALS.GETINFO.PYTHON.FINANCIALSIMPL.GETREALTIME([.I$45];[.$C60];[.$B$3]))" office:value-type="float" office:value="11862.84" calcext:value-type="float">
            <text:p>11862.84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float" office:value="3491.58" calcext:value-type="float">
            <text:p>3491.5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2];[.$B$3]))" office:value-type="float" office:value="2200" calcext:value-type="float">
            <text:p>2200</text:p>
          </table:table-cell>
          <table:table-cell table:style-name="ce5"/>
          <table:table-cell table:style-name="ce19" table:formula="of:=IF([.I$45]=0;&quot;&quot;;COM.FINANCIALS.GETINFO.PYTHON.FINANCIALSIMPL.GETREALTIME([.I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3];[.$B$3]))" office:value-type="float" office:value="900" calcext:value-type="float">
            <text:p>900</text:p>
          </table:table-cell>
          <table:table-cell table:style-name="ce5"/>
          <table:table-cell table:style-name="ce19" table:formula="of:=IF([.I$45]=0;&quot;&quot;;COM.FINANCIALS.GETINFO.PYTHON.FINANCIALSIMPL.GETREALTIME([.I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4];[.$B$3]))" office:value-type="float" office:value="577803" calcext:value-type="float">
            <text:p>577803</text:p>
          </table:table-cell>
          <table:table-cell table:style-name="ce5"/>
          <table:table-cell table:style-name="ce19" table:formula="of:=IF([.I$45]=0;&quot;&quot;;COM.FINANCIALS.GETINFO.PYTHON.FINANCIALSIMPL.GETREALTIME([.I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float" office:value="2157778000" calcext:value-type="float">
            <text:p>21577780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5];[.$B$3]))" office:value-type="float" office:value="67766903" calcext:value-type="float">
            <text:p>67766903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float" office:value="4513429206" calcext:value-type="float">
            <text:p>4513429206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7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7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G$45]=0;&quot;&quot;;COM.FINANCIALS.GETINFO.PYTHON.FINANCIALSIMPL.GETREALTIME([.G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I$45]=0;&quot;&quot;;COM.FINANCIALS.GETINFO.PYTHON.FINANCIALSIMPL.GETREALTIME([.I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float" office:value="0" calcext:value-type="float">
            <text:p>0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G$45]=0;&quot;&quot;;COM.FINANCIALS.GETINFO.PYTHON.FINANCIALSIMPL.GETREALTIME([.G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I$45]=0;&quot;&quot;;COM.FINANCIALS.GETINFO.PYTHON.FINANCIALSIMPL.GETREALTIME([.I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float" office:value="0" calcext:value-type="float">
            <text:p>0.0000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5]=0;&quot;&quot;;COM.FINANCIALS.GETINFO.PYTHON.FINANCIALSIMPL.GETREALTIME([.O$45];[.$C70];[.$B$3]))" office:value-type="string" office:string-value="" calcext:value-type="error">
            <text:p>#N/A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72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5]=0;&quot;&quot;;COM.FINANCIALS.GETINFO.PYTHON.FINANCIALSIMPL.GETREALTIME([.G$45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I$45]=0;&quot;&quot;;COM.FINANCIALS.GETINFO.PYTHON.FINANCIALSIMPL.GETREALTIME([.I$45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^GSPC" calcext:value-type="string">
            <text:p>^GSPC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5]=0;&quot;&quot;;COM.FINANCIALS.GETINFO.PYTHON.FINANCIALSIMPL.GETREALTIME([.G$45];[.$C77];[.$B$3]))" office:value-type="string" office:string-value="NGM" calcext:value-type="string">
            <text:p>NGM</text:p>
          </table:table-cell>
          <table:table-cell table:style-name="ce5"/>
          <table:table-cell table:style-name="ce19" table:formula="of:=IF([.I$45]=0;&quot;&quot;;COM.FINANCIALS.GETINFO.PYTHON.FINANCIALSIMPL.GETREALTIME([.I$45];[.$C77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SNP" calcext:value-type="string">
            <text:p>SNP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5]=0;&quot;&quot;;COM.FINANCIALS.GETINFO.PYTHON.FINANCIALSIMPL.GETREALTIME([.G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45]=0;&quot;&quot;;COM.FINANCIALS.GETINFO.PYTHON.FINANCIALSIMPL.GETREALTIME([.I$45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5]=0;&quot;&quot;;COM.FINANCIALS.GETINFO.PYTHON.FINANCIALSIMPL.GETREALTIME([.G$45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I$45]=0;&quot;&quot;;COM.FINANCIALS.GETINFO.PYTHON.FINANCIALSIMPL.GETREALTIME([.I$45];[.$C79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" calcext:value-type="error">
            <text:p>#N/A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5]=0;&quot;&quot;;COM.FINANCIALS.GETINFO.PYTHON.FINANCIALSIMPL.GETREALTIME([.G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I$45]=0;&quot;&quot;;COM.FINANCIALS.GETINFO.PYTHON.FINANCIALSIMPL.GETREALTIME([.I$45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5"/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30721C00145000&quot;;Identifiers; [.$C$3];0)" office:value-type="string" office:string-value="IBM230721C00145000" calcext:value-type="string">
            <text:p>IBM230721C00145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2-12-08" calcext:value-type="string">
            <text:p>2022-12-0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4:05:53" calcext:value-type="string">
            <text:p>14:05:5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2023-07-21" calcext:value-type="string">
            <text:p>2023-07-21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IBM230721C00145000" calcext:value-type="string">
            <text:p>IBM230721C00145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8];[.$B$3]))" office:value-type="string" office:string-value="OPR" calcext:value-type="string">
            <text:p>OP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USD" calcext:value-type="string">
            <text:p>USD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3]=0;&quot;&quot;;COM.FINANCIALS.GETINFO.PYTHON.FINANCIALSIMPL.GETREALTIME([.E$83];[.$B110];[.$B$3]))" office:value-type="string" office:string-value="IBM Jul 2023 145.000 call" calcext:value-type="string">
            <text:p>IBM Jul 2023 145.000 cal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1];[.$B$3]))" office:value-type="string" office:string-value="America/New_York" calcext:value-type="string">
            <text:p>America/New_Yor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69"/>
        <table:table-column table:style-name="co7" table:default-cell-style-name="ce69"/>
        <table:table-column table:style-name="co6" table:default-cell-style-name="ce69"/>
        <table:table-column table:style-name="co8" table:default-cell-style-name="ce69"/>
        <table:table-column table:style-name="co3" table:number-columns-repeated="60" table:default-cell-style-name="ce69"/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Source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1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Identifier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GOOGLE</text:p>
          </table:table-cell>
          <table:table-cell table:style-name="ce71" office:value-type="string" calcext:value-type="string">
            <text:p>YAHOO</text:p>
          </table:table-cell>
          <table:table-cell table:style-name="ce71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EURGBP</text:p>
          </table:table-cell>
          <table:table-cell table:style-name="ce72"/>
          <table:table-cell table:style-name="ce72" office:value-type="string" calcext:value-type="string">
            <text:p>EURGBP=X</text:p>
          </table:table-cell>
          <table:table-cell table:style-name="ce72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SAP</text:p>
          </table:table-cell>
          <table:table-cell table:style-name="ce72" office:value-type="string" calcext:value-type="string">
            <text:p>ETR:SAP</text:p>
          </table:table-cell>
          <table:table-cell table:style-name="ce72" office:value-type="string" calcext:value-type="string">
            <text:p>SAP.DE</text:p>
          </table:table-cell>
          <table:table-cell table:style-name="ce72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C060</text:p>
          </table:table-cell>
          <table:table-cell table:style-name="ce72" office:value-type="string" calcext:value-type="string">
            <text:p>FRA:C060</text:p>
          </table:table-cell>
          <table:table-cell table:style-name="ce72" office:value-type="string" calcext:value-type="string">
            <text:p>C060.DE</text:p>
          </table:table-cell>
          <table:table-cell table:style-name="ce72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ERX</text:p>
          </table:table-cell>
          <table:table-cell table:style-name="ce72" office:value-type="string" calcext:value-type="string">
            <text:p>LON:VERX</text:p>
          </table:table-cell>
          <table:table-cell table:style-name="ce72" office:value-type="string" calcext:value-type="string">
            <text:p>VERX.L</text:p>
          </table:table-cell>
          <table:table-cell table:style-name="ce72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OD</text:p>
          </table:table-cell>
          <table:table-cell table:style-name="ce72" office:value-type="string" calcext:value-type="string">
            <text:p>LON:VOD</text:p>
          </table:table-cell>
          <table:table-cell table:style-name="ce72" office:value-type="string" calcext:value-type="string">
            <text:p>VOD.L</text:p>
          </table:table-cell>
          <table:table-cell table:style-name="ce72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FIAX</text:p>
          </table:table-cell>
          <table:table-cell table:style-name="ce72" office:value-type="string" calcext:value-type="string">
            <text:p>MUTF:VFIAX</text:p>
          </table:table-cell>
          <table:table-cell table:number-columns-repeated="2" table:style-name="ce7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NASDAQ:INTC</text:p>
          </table:table-cell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NYSE:IBM</text:p>
          </table:table-cell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72" office:value-type="float" office:value="6503" calcext:value-type="float">
            <text:p>6503</text:p>
          </table:table-cell>
          <table:table-cell table:style-name="ce72" office:value-type="string" calcext:value-type="string">
            <text:p>TYO:6503</text:p>
          </table:table-cell>
          <table:table-cell table:style-name="ce72" office:value-type="string" calcext:value-type="string">
            <text:p>6503.T</text:p>
          </table:table-cell>
          <table:table-cell table:style-name="ce72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DELT</text:p>
          </table:table-cell>
          <table:table-cell table:style-name="ce72" office:value-type="string" calcext:value-type="string">
            <text:p>TLV:DELT</text:p>
          </table:table-cell>
          <table:table-cell table:style-name="ce72" office:value-type="string" calcext:value-type="string">
            <text:p>DELT.TA</text:p>
          </table:table-cell>
          <table:table-cell table:style-name="ce72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230721C00145000</text:p>
          </table:table-cell>
          <table:table-cell table:style-name="ce72"/>
          <table:table-cell table:style-name="ce72" office:value-type="string" calcext:value-type="string">
            <text:p>IBM230721C00145000</text:p>
          </table:table-cell>
          <table:table-cell table:style-name="ce72"/>
          <table:table-cell table:number-columns-repeated="60"/>
        </table:table-row>
        <table:table-row table:style-name="ro1">
          <table:table-cell table:style-name="ce72" office:value-type="string" calcext:value-type="string">
            <text:p>ZVZZT</text:p>
          </table:table-cell>
          <table:table-cell table:style-name="ce72"/>
          <table:table-cell table:style-name="ce72" office:value-type="string" calcext:value-type="string">
            <text:p>ZVZZT</text:p>
          </table:table-cell>
          <table:table-cell table:style-name="ce72"/>
          <table:table-cell table:number-columns-repeated="60"/>
        </table:table-row>
        <table:table-row table:style-name="ro1" table:number-rows-repeated="2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DAX</text:p>
          </table:table-cell>
          <table:table-cell table:style-name="ce72" office:value-type="string" calcext:value-type="string">
            <text:p>INDEXDB:DAX</text:p>
          </table:table-cell>
          <table:table-cell table:style-name="ce72" office:value-type="string" calcext:value-type="string">
            <text:p>^GDAXI</text:p>
          </table:table-cell>
          <table:table-cell table:style-name="ce72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X</text:p>
          </table:table-cell>
          <table:table-cell table:style-name="ce72" office:value-type="string" calcext:value-type="string">
            <text:p>INDEXSP:.INX</text:p>
          </table:table-cell>
          <table:table-cell table:style-name="ce72" office:value-type="string" calcext:value-type="string">
            <text:p>^GSPC</text:p>
          </table:table-cell>
          <table:table-cell table:style-name="ce72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72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3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3" table:number-columns-repeated="51" table:default-cell-style-name="ce97"/>
        <table:table-row table:style-name="ro1">
          <table:table-cell table:number-columns-repeated="4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1" office:value-type="string" calcext:value-type="string">
            <text:p>AAPL</text:p>
          </table:table-cell>
          <table:table-cell table:style-name="ce100"/>
          <table:table-cell table:style-name="ce111" office:value-type="string" calcext:value-type="string">
            <text:p>TQQQ</text:p>
          </table:table-cell>
          <table:table-cell table:style-name="ce100"/>
          <table:table-cell table:style-name="ce111" office:value-type="string" calcext:value-type="string">
            <text:p>VOD.L</text:p>
          </table:table-cell>
          <table:table-cell table:style-name="ce100"/>
          <table:table-cell table:style-name="ce111" office:value-type="string" calcext:value-type="string">
            <text:p>SAP.DE</text:p>
          </table:table-cell>
          <table:table-cell table:style-name="ce100"/>
          <table:table-cell table:style-name="ce11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Field</text:p>
          </table:table-cell>
          <table:table-cell table:style-name="ce10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0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10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10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0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0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0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10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10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0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0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0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10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10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0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0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0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0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0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10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0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0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0" table:formula="of:=COM.FINANCIALS.GETINFO.PYTHON.FINANCIALSIMPL.GETHISTORIC([.E$2];[.$C12];[.E$4];[.E$3])" office:value-type="float" office:value="40.230194" calcext:value-type="float">
            <text:p>40.230194</text:p>
          </table:table-cell>
          <table:table-cell/>
          <table:table-cell table:style-name="ce110" table:formula="of:=COM.FINANCIALS.GETINFO.PYTHON.FINANCIALSIMPL.GETHISTORIC([.G$2];[.$C12];[.G$4];[.G$3])" office:value-type="float" office:value="11.536138" calcext:value-type="float">
            <text:p>11.536138</text:p>
          </table:table-cell>
          <table:table-cell/>
          <table:table-cell table:style-name="ce110" table:formula="of:=COM.FINANCIALS.GETINFO.PYTHON.FINANCIALSIMPL.GETHISTORIC([.I$2];[.$C12];[.I$4];[.I$3])" office:value-type="float" office:value="163.130157" calcext:value-type="float">
            <text:p>163.130157</text:p>
          </table:table-cell>
          <table:table-cell/>
          <table:table-cell table:style-name="ce110" table:formula="of:=COM.FINANCIALS.GETINFO.PYTHON.FINANCIALSIMPL.GETHISTORIC([.K$2];[.$C12];[.K$4];[.K$3])" office:value-type="float" office:value="86.324409" calcext:value-type="float">
            <text:p>86.324409</text:p>
          </table:table-cell>
          <table:table-cell/>
          <table:table-cell table:style-name="ce110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2" table:formula="of:=  TEXT([.C14];&quot;ddd&quot;)" office:value-type="string" office:string-value="Mon" calcext:value-type="string">
            <text:p>Mon</text:p>
          </table:table-cell>
          <table:table-cell table:style-name="ce109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0;[.$C14];[.G$3])" office:value-type="float" office:value="4.46875" calcext:value-type="float">
            <text:p>4.46875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5];&quot;ddd&quot;)" office:value-type="string" office:string-value="Mon" calcext:value-type="string">
            <text:p>Mon</text:p>
          </table:table-cell>
          <table:table-cell table:style-name="ce109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0;[.$C15];[.G$3])" office:value-type="float" office:value="3.775" calcext:value-type="float">
            <text:p>3.775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6];&quot;ddd&quot;)" office:value-type="string" office:string-value="Tue" calcext:value-type="string">
            <text:p>Tue</text:p>
          </table:table-cell>
          <table:table-cell table:style-name="ce109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0;[.$C16];[.G$3])" office:value-type="float" office:value="3.864583" calcext:value-type="float">
            <text:p>3.86458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7];&quot;ddd&quot;)" office:value-type="string" office:string-value="Fri" calcext:value-type="string">
            <text:p>Fri</text:p>
          </table:table-cell>
          <table:table-cell table:style-name="ce109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0;[.$C17];[.G$3])" office:value-type="float" office:value="4.40875" calcext:value-type="float">
            <text:p>4.40875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8];&quot;ddd&quot;)" office:value-type="string" office:string-value="Tue" calcext:value-type="string">
            <text:p>Tue</text:p>
          </table:table-cell>
          <table:table-cell table:style-name="ce109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0;[.$C18];[.G$3])" office:value-type="float" office:value="3.855417" calcext:value-type="float">
            <text:p>3.855417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9];&quot;ddd&quot;)" office:value-type="string" office:string-value="Wed" calcext:value-type="string">
            <text:p>Wed</text:p>
          </table:table-cell>
          <table:table-cell table:style-name="ce109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0;[.$C19];[.G$3])" office:value-type="float" office:value="4.355833" calcext:value-type="float">
            <text:p>4.355833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0];&quot;ddd&quot;)" office:value-type="string" office:string-value="Fri" calcext:value-type="string">
            <text:p>Fri</text:p>
          </table:table-cell>
          <table:table-cell table:style-name="ce109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0;[.$C20];[.G$3])" office:value-type="float" office:value="4.068333" calcext:value-type="float">
            <text:p>4.068333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1];&quot;ddd&quot;)" office:value-type="string" office:string-value="Mon" calcext:value-type="string">
            <text:p>Mon</text:p>
          </table:table-cell>
          <table:table-cell table:style-name="ce109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0;[.$C21];[.G$3])" office:value-type="float" office:value="4.994167" calcext:value-type="float">
            <text:p>4.994167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2];&quot;ddd&quot;)" office:value-type="string" office:string-value="Thu" calcext:value-type="string">
            <text:p>Thu</text:p>
          </table:table-cell>
          <table:table-cell table:style-name="ce109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0;[.$C22];[.G$3])" office:value-type="float" office:value="5.086667" calcext:value-type="float">
            <text:p>5.08666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3];&quot;ddd&quot;)" office:value-type="string" office:string-value="Tue" calcext:value-type="string">
            <text:p>Tue</text:p>
          </table:table-cell>
          <table:table-cell table:style-name="ce109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0;[.$C23];[.G$3])" office:value-type="float" office:value="5.315417" calcext:value-type="float">
            <text:p>5.315417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4];&quot;ddd&quot;)" office:value-type="string" office:string-value="Tue" calcext:value-type="string">
            <text:p>Tue</text:p>
          </table:table-cell>
          <table:table-cell table:style-name="ce109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0;[.$C24];[.G$3])" office:value-type="float" office:value="5.005833" calcext:value-type="float">
            <text:p>5.005833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5];&quot;ddd&quot;)" office:value-type="string" office:string-value="Thu" calcext:value-type="string">
            <text:p>Thu</text:p>
          </table:table-cell>
          <table:table-cell table:style-name="ce109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0;[.$C25];[.G$3])" office:value-type="float" office:value="4.883333" calcext:value-type="float">
            <text:p>4.883333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6];&quot;ddd&quot;)" office:value-type="string" office:string-value="Tue" calcext:value-type="string">
            <text:p>Tue</text:p>
          </table:table-cell>
          <table:table-cell table:style-name="ce109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0;[.$C26];[.G$3])" office:value-type="float" office:value="5.429583" calcext:value-type="float">
            <text:p>5.429583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7];&quot;ddd&quot;)" office:value-type="string" office:string-value="Wed" calcext:value-type="string">
            <text:p>Wed</text:p>
          </table:table-cell>
          <table:table-cell table:style-name="ce109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0;[.$C27];[.G$3])" office:value-type="float" office:value="6.253333" calcext:value-type="float">
            <text:p>6.25333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8];&quot;ddd&quot;)" office:value-type="string" office:string-value="Wed" calcext:value-type="string">
            <text:p>Wed</text:p>
          </table:table-cell>
          <table:table-cell table:style-name="ce109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0;[.$C28];[.G$3])" office:value-type="float" office:value="7.183333" calcext:value-type="float">
            <text:p>7.18333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9];&quot;ddd&quot;)" office:value-type="string" office:string-value="Mon" calcext:value-type="string">
            <text:p>Mon</text:p>
          </table:table-cell>
          <table:table-cell table:style-name="ce109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0;[.$C29];[.G$3])" office:value-type="float" office:value="7.335" calcext:value-type="float">
            <text:p>7.335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0];&quot;ddd&quot;)" office:value-type="string" office:string-value="Tue" calcext:value-type="string">
            <text:p>Tue</text:p>
          </table:table-cell>
          <table:table-cell table:style-name="ce109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0;[.$C30];[.G$3])" office:value-type="float" office:value="8.1925" calcext:value-type="float">
            <text:p>8.1925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1];&quot;ddd&quot;)" office:value-type="string" office:string-value="Thu" calcext:value-type="string">
            <text:p>Thu</text:p>
          </table:table-cell>
          <table:table-cell table:style-name="ce109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0;[.$C31];[.G$3])" office:value-type="float" office:value="8.958333" calcext:value-type="float">
            <text:p>8.958333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2];&quot;ddd&quot;)" office:value-type="string" office:string-value="Mon" calcext:value-type="string">
            <text:p>Mon</text:p>
          </table:table-cell>
          <table:table-cell table:style-name="ce109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0;[.$C32];[.G$3])" office:value-type="float" office:value="7.916667" calcext:value-type="float">
            <text:p>7.916667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3];&quot;ddd&quot;)" office:value-type="string" office:string-value="Tue" calcext:value-type="string">
            <text:p>Tue</text:p>
          </table:table-cell>
          <table:table-cell table:style-name="ce109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0;[.$C33];[.G$3])" office:value-type="float" office:value="9.220833" calcext:value-type="float">
            <text:p>9.220833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4];&quot;ddd&quot;)" office:value-type="string" office:string-value="Fri" calcext:value-type="string">
            <text:p>Fri</text:p>
          </table:table-cell>
          <table:table-cell table:style-name="ce109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0;[.$C34];[.G$3])" office:value-type="float" office:value="9.615833" calcext:value-type="float">
            <text:p>9.61583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5];&quot;ddd&quot;)" office:value-type="string" office:string-value="Mon" calcext:value-type="string">
            <text:p>Mon</text:p>
          </table:table-cell>
          <table:table-cell table:style-name="ce109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0;[.$C35];[.G$3])" office:value-type="float" office:value="9.5475" calcext:value-type="float">
            <text:p>9.5475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6];&quot;ddd&quot;)" office:value-type="string" office:string-value="Wed" calcext:value-type="string">
            <text:p>Wed</text:p>
          </table:table-cell>
          <table:table-cell table:style-name="ce109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0;[.$C36];[.G$3])" office:value-type="float" office:value="10.815" calcext:value-type="float">
            <text:p>10.815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7];&quot;ddd&quot;)" office:value-type="string" office:string-value="Fri" calcext:value-type="string">
            <text:p>Fri</text:p>
          </table:table-cell>
          <table:table-cell table:style-name="ce109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0;[.$C37];[.G$3])" office:value-type="float" office:value="11.2725" calcext:value-type="float">
            <text:p>11.2725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table:formula="of:=  TEXT([.C39];&quot;ddd&quot;)" office:value-type="string" office:string-value="Tue" calcext:value-type="string">
            <text:p>Tue</text:p>
          </table:table-cell>
          <table:table-cell table:style-name="ce109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0;[.$C39];[.G$3])" office:value-type="float" office:value="82.239998" calcext:value-type="float">
            <text:p>82.239998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0];&quot;ddd&quot;)" office:value-type="string" office:string-value="Tue" calcext:value-type="string">
            <text:p>Tue</text:p>
          </table:table-cell>
          <table:table-cell table:style-name="ce109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0;[.$C40];[.G$3])" office:value-type="float" office:value="63.009998" calcext:value-type="float">
            <text:p>63.00999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1];&quot;ddd&quot;)" office:value-type="string" office:string-value="Tue" calcext:value-type="string">
            <text:p>Tue</text:p>
          </table:table-cell>
          <table:table-cell table:style-name="ce109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0;[.$C41];[.G$3])" office:value-type="float" office:value="50.040001" calcext:value-type="float">
            <text:p>50.040001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2];&quot;ddd&quot;)" office:value-type="string" office:string-value="Fri" calcext:value-type="string">
            <text:p>Fri</text:p>
          </table:table-cell>
          <table:table-cell table:style-name="ce109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0;[.$C42];[.G$3])" office:value-type="float" office:value="57.93" calcext:value-type="float">
            <text:p>57.93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3];&quot;ddd&quot;)" office:value-type="string" office:string-value="Tue" calcext:value-type="string">
            <text:p>Tue</text:p>
          </table:table-cell>
          <table:table-cell table:style-name="ce109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0;[.$C43];[.G$3])" office:value-type="float" office:value="38.34" calcext:value-type="float">
            <text:p>38.3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4];&quot;ddd&quot;)" office:value-type="string" office:string-value="Wed" calcext:value-type="string">
            <text:p>Wed</text:p>
          </table:table-cell>
          <table:table-cell table:style-name="ce109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0;[.$C44];[.G$3])" office:value-type="float" office:value="32.279999" calcext:value-type="float">
            <text:p>32.279999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5];&quot;ddd&quot;)" office:value-type="string" office:string-value="Fri" calcext:value-type="string">
            <text:p>Fri</text:p>
          </table:table-cell>
          <table:table-cell table:style-name="ce109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0;[.$C45];[.G$3])" office:value-type="float" office:value="24.389999" calcext:value-type="float">
            <text:p>24.389999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6];&quot;ddd&quot;)" office:value-type="string" office:string-value="Mon" calcext:value-type="string">
            <text:p>Mon</text:p>
          </table:table-cell>
          <table:table-cell table:style-name="ce109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0;[.$C46];[.G$3])" office:value-type="float" office:value="33.310001" calcext:value-type="float">
            <text:p>33.310001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7];&quot;ddd&quot;)" office:value-type="string" office:string-value="Thu" calcext:value-type="string">
            <text:p>Thu</text:p>
          </table:table-cell>
          <table:table-cell table:style-name="ce109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0;[.$C47];[.G$3])" office:value-type="float" office:value="27.84" calcext:value-type="float">
            <text:p>27.8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8];&quot;ddd&quot;)" office:value-type="string" office:string-value="Mon" calcext:value-type="string">
            <text:p>Mon</text:p>
          </table:table-cell>
          <table:table-cell table:style-name="ce109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0;[.$C48];[.G$3])" office:value-type="float" office:value="20.66" calcext:value-type="float">
            <text:p>20.6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102"/>
          <table:table-cell table:style-name="ce109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09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4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e9fc3c6580{, supportedInterfaces={com.sun.star.uno.XComponentContext,com.sun.star.container.XNameContainer,com.sun.star.lang.XTypeProvider,com.sun.star.uno.XWeak,com.sun.star.lang.XComponent}}&#10;id(self)=139997148349632&#10;version=3.0.8&#10;file=/home/christian/.config/libreoffice/4/user/uno_packages/cache/uno_packages/lu14090792hcxua.tmp_/Financials-Extension.oxt/financials.py&#10;cwd=/home/christian&#10;home=/home/christian&#10;uname=Linux i9570 5.15.0-46-generic #49~20.04.1-Ubuntu SMP Thu Aug 4 19:15:44 UTC 2022 x86_64 x86_64&#10;pid=2207775&#10;sys.executable=/usr/bin/python3&#10;sys.version=3.8.10 (default, Jun 22 2022, 20:18:18)  [GCC 9.4.0]&#10;sys.path=['/home/christian/.config/libreoffice/4/user/uno_packages/cache/uno_packages/lu14090792hcxua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e9fc3c6580{, supportedInterfaces={com.sun.star.uno.XComponentContext,com.sun.star.container.XNameContainer,com.sun.star.lang.XTypeProvider,com.sun.star.uno.XWeak,com.sun.star.lang.XComponent}}</text:p>
            <text:p>id(self)=139997148349632</text:p>
            <text:p>version=3.0.8</text:p>
            <text:p>file=/home/christian/.config/libreoffice/4/user/uno_packages/cache/uno_packages/lu14090792hcxua.tmp_/Financials-Extension.oxt/financials.py</text:p>
            <text:p>cwd=/home/christian</text:p>
            <text:p>home=/home/christian</text:p>
            <text:p>uname=Linux i9570 5.15.0-46-generic #49~20.04.1-Ubuntu SMP Thu Aug 4 19:15:44 UTC 2022 x86_64 x86_64</text:p>
            <text:p>pid=2207775</text:p>
            <text:p>sys.executable=/usr/bin/python3</text:p>
            <text:p>sys.version=3.8.10 (default, Jun 22 2022, 20:18:18)  [GCC 9.4.0]</text:p>
            <text:p>sys.path=['/home/christian/.config/libreoffice/4/user/uno_packages/cache/uno_packages/lu14090792hcxua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3:38:08.070122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10DT7H31M52S</meta:editing-duration>
    <meta:editing-cycles>52</meta:editing-cycles>
    <meta:generator>LibreOffice/6.4.7.2$Linux_X86_64 LibreOffice_project/40$Build-2</meta:generator>
    <dc:date>2022-12-09T13:44:29.936594900</dc:date>
    <meta:document-statistic meta:table-count="4" meta:cell-count="1076" meta:object-count="0"/>
  </office:meta>
</office:document-meta>
</file>